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H</mi>
        <mo stretchy="false">̂</mo>
      </mover>
      <mfenced open="(" close=")"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n>1</mn>
              </msub>
            </mrow>
          </mfrac>
          <mi>,</mi>
          <mo stretchy="false">…</mo>
          <mi>,</mi>
          <mrow>
            <mfrac>
              <mo stretchy="false">ℏ</mo>
              <mtext>i</mtext>
            </mfrac>
          </mrow>
          <mfrac>
            <mo stretchy="false">∂</mo>
            <mrow>
              <mo stretchy="false">∂</mo>
              <msub>
                <mi>q</mi>
                <mi>s</mi>
              </msub>
            </mrow>
          </mfrac>
          <mi>,</mi>
          <mi>t</mi>
        </mrow>
      </mfenced>
      <mi/>
      <mo stretchy="false">ψ</mo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>t</mi>
        </mrow>
        <mo stretchy="false">)</mo>
      </mrow>
      <mrow>
        <mi/>
        <mo stretchy="false">=</mo>
        <mi/>
      </mrow>
      <mi>E</mi>
      <mo stretchy="false">ψ</mo>
      <mrow>
        <mo stretchy="false">(</mo>
        <mrow>
          <msub>
            <mi>q</mi>
            <mn>1</mn>
          </msub>
          <mi>,</mi>
          <mo stretchy="false">…</mo>
          <mi>,</mi>
          <msub>
            <mi>q</mi>
            <mi>s</mi>
          </msub>
          <mi>,</mi>
          <mi>t</mi>
        </mrow>
        <mo stretchy="false">)</mo>
      </mrow>
    </mrow>
    <annotation encoding="StarMath 5.0">hat H left ( q_1 , dotslow , q_s , {alignc hbar over "i"} partial over {partial q_1} , dotslow , {alignc hbar over "i"} partial over {partial q_s} , t right ) ` %ipsi (q_1 , dotslow , q_s , t) `=` E %ipsi (q_1 , dotslow , q_s , t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5T23:12:53.073000000</meta:creation-date>
    <meta:generator>LibreOffice/4.1.4.2$Windows_x86 LibreOffice_project/0a0440ccc0227ad9829de5f46be37cfb6edcf72</meta:generator>
  </office:meta>
</office:document-meta>
</file>